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ntCachingResponseWrapper.sendError( int sc ,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ponseServletOutputStream.setWriteListener( WriteListener write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CachingResponseWrapper.ContentCachingResponseWrapper(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CachingResponseWrapper.setContentLength(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tentCachingResponseWrapper.copyBodyTo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CachingResponseWrapper.getOut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ponsePrintWriter.ResponsePrintWriter( String character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CachingResponseWrapper.flush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tentCachingResponseWrapper.copyBodyToResponse( boolean complet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ntentCachingResponseWrapper.getWri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entCachingResponseWrapper.sendRedirect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CachingResponseWrapper.getConten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CachingResponseWrapp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CachingResponseWrapper.getConten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CachingResponseWrapper.sendError( int s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tentCachingResponseWrapper.setBufferSize( int 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ponseServletOutputStream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CachingResponseWrapper.setContentLengthLong( long l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ponsePrintWriter.write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ponsePrintWriter.write( char [ ] buf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tentCachingResponseWrapper.reset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PrintWriter.write( String s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ponseServletOutputStream.write( byte [ ] b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ServletOutputStream.ResponseServletOutputStream( Servlet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ntCachingResponseWrapper.getContentAs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ServletOutputStream.isRea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